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5.26520833333333cm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5.23875cm" style:use-optimal-column-width="true"/>
    </style:style>
    <style:style style:name="co7" style:family="table-column">
      <style:table-column-properties fo:break-before="auto" style:column-width="3.22791666666667cm" style:use-optimal-column-width="true"/>
    </style:style>
    <style:style style:name="co8" style:family="table-column">
      <style:table-column-properties fo:break-before="auto" style:column-width="4.20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Certification Cours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Height(CM)</text:p>
          </table:table-cell>
          <table:table-cell office:value-type="string" table:style-name="ce1">
            <text:p>Weight(KG)</text:p>
          </table:table-cell>
          <table:table-cell office:value-type="string" table:style-name="ce1">
            <text:p>10th Mark</text:p>
          </table:table-cell>
          <table:table-cell office:value-type="string" table:style-name="ce1">
            <text:p>12th Mark</text:p>
          </table:table-cell>
          <table:table-cell office:value-type="string" table:style-name="ce1">
            <text:p>college mark</text:p>
          </table:table-cell>
          <table:table-cell office:value-type="string" table:style-name="ce1">
            <text:p>hobbies</text:p>
          </table:table-cell>
          <table:table-cell office:value-type="string" table:style-name="ce1">
            <text:p>daily studing time</text:p>
          </table:table-cell>
          <table:table-cell office:value-type="string" table:style-name="ce1">
            <text:p>prefer to study in</text:p>
          </table:table-cell>
          <table:table-cell office:value-type="string" table:style-name="ce1">
            <text:p>salary expectation</text:p>
          </table:table-cell>
          <table:table-cell office:value-type="string" table:style-name="ce1">
            <text:p>Do you like your degree?</text:p>
          </table:table-cell>
          <table:table-cell office:value-type="string" table:style-name="ce1">
            <text:p>willingness to pursue a career based on their degree<text:s text:c="2"/></text:p>
          </table:table-cell>
          <table:table-cell office:value-type="string" table:style-name="ce1">
            <text:p>social medai &amp; video</text:p>
          </table:table-cell>
          <table:table-cell office:value-type="string" table:style-name="ce1">
            <text:p>Travelling Time<text:s/></text:p>
          </table:table-cell>
          <table:table-cell office:value-type="string" table:style-name="ce1">
            <text:p>Stress Level<text:s/></text:p>
          </table:table-cell>
          <table:table-cell office:value-type="string" table:style-name="ce1">
            <text:p>Financial Status</text:p>
          </table:table-cell>
          <table:table-cell office:value-type="string" table:style-name="ce1">
            <text:p>part-time job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00" table:style-name="ce1">
            <text:p>100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9" table:style-name="ce1">
            <text:p>159</text:p>
          </table:table-cell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47" table:style-name="ce1">
            <text:p>147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00" table:style-name="ce1">
            <text:p>1500000</text:p>
          </table:table-cell>
          <table:table-cell office:value-type="string" table:style-name="ce1">
            <text:p>No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Yes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39" table:style-name="ce1">
            <text:p>139</text:p>
          </table:table-cell>
          <table:table-cell office:value-type="float" office:value="33" table:style-name="ce1">
            <text:p>33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5" table:style-name="ce1">
            <text:p>165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2" table:style-name="ce1">
            <text:p>152</text:p>
          </table:table-cell>
          <table:table-cell office:value-type="float" office:value="43" table:style-name="ce1">
            <text:p>43</text:p>
          </table:table-cell>
          <table:table-cell office:value-type="float" office:value="61.6" table:style-name="ce1">
            <text:p>61.6</text:p>
          </table:table-cell>
          <table:table-cell office:value-type="float" office:value="61.67" table:style-name="ce1">
            <text:p>61.6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90" table:style-name="ce1">
            <text:p>190</text:p>
          </table:table-cell>
          <table:table-cell office:value-type="float" office:value="85" table:style-name="ce1">
            <text:p>85</text:p>
          </table:table-cell>
          <table:table-cell office:value-type="float" office:value="88.2" table:style-name="ce1">
            <text:p>88.2</text:p>
          </table:table-cell>
          <table:table-cell office:value-type="float" office:value="67.5" table:style-name="ce1">
            <text:p>67.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0" table:style-name="ce1">
            <text:p>150</text:p>
          </table:table-cell>
          <table:table-cell office:value-type="float" office:value="84" table:style-name="ce1">
            <text:p>84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2" table:style-name="ce1">
            <text:p>152</text:p>
          </table:table-cell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8" table:style-name="ce1">
            <text:p>158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83" table:style-name="ce1">
            <text:p>83</text:p>
          </table:table-cell>
          <table:table-cell office:value-type="float" office:value="89.5" table:style-name="ce1">
            <text:p>89.5</text:p>
          </table:table-cell>
          <table:table-cell office:value-type="float" office:value="69.7" table:style-name="ce1">
            <text:p>69.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6" table:style-name="ce1">
            <text:p>156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  <draw:frame draw:z-index="1" draw:id="id0" draw:style-name="a0" draw:name="Chart 1" svg:x="0.13889in" svg:y="0.13889in" svg:width="5in" svg:height="3in" style:rel-width="scale" style:rel-height="scale">
              <draw:object xlink:href="Object 1/" xlink:type="simple" xlink:show="embed" xlink:actuate="onLoad"/>
              <svg:title/>
              <svg:desc>Chart type: Scatter. 'college mark'

Description automatically generated</svg:desc>
            </draw:frame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3" table:style-name="ce1">
            <text:p>153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2" table:style-name="ce1">
            <text:p>162</text:p>
          </table:table-cell>
          <table:table-cell office:value-type="float" office:value="60" table:style-name="ce1">
            <text:p>60</text:p>
          </table:table-cell>
          <table:table-cell office:value-type="float" office:value="62" table:style-name="ce1">
            <text:p>62</text:p>
          </table:table-cell>
          <table:table-cell office:value-type="float" office:value="61.3" table:style-name="ce1">
            <text:p>61.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Nigh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0" table:style-name="ce1">
            <text:p>15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09" table:style-name="ce1">
            <text:p>109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4" table:style-name="ce1">
            <text:p>154</text:p>
          </table:table-cell>
          <table:table-cell office:value-type="float" office:value="51" table:style-name="ce1">
            <text:p>51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42" table:style-name="ce1">
            <text:p>142</text:p>
          </table:table-cell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73.8" table:style-name="ce1">
            <text:p>73.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7" table:style-name="ce1">
            <text:p>167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90" table:style-name="ce1">
            <text:p>90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5" table:style-name="ce1">
            <text:p>17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1" table:style-name="ce1">
            <text:p>151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45" table:style-name="ce1">
            <text:p>145</text:p>
          </table:table-cell>
          <table:table-cell office:value-type="float" office:value="39" table:style-name="ce1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1" table:style-name="ce1">
            <text:p>151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8" table:style-name="ce1">
            <text:p>158</text:p>
          </table:table-cell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.30 - 3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3" table:style-name="ce1">
            <text:p>163</text:p>
          </table:table-cell>
          <table:table-cell office:value-type="float" office:value="55" table:style-name="ce1">
            <text:p>55</text:p>
          </table:table-cell>
          <table:table-cell office:value-type="float" office:value="85.6" table:style-name="ce1">
            <text:p>85.6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44" table:style-name="ce1">
            <text:p>144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5" table:style-name="ce1">
            <text:p>155</text:p>
          </table:table-cell>
          <table:table-cell office:value-type="float" office:value="48" table:style-name="ce1">
            <text:p>48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0" table:style-name="ce1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Night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5" table:style-name="ce1">
            <text:p>185</text:p>
          </table:table-cell>
          <table:table-cell office:value-type="float" office:value="72" table:style-name="ce1">
            <text:p>72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5" table:style-name="ce1">
            <text:p>165</text:p>
          </table:table-cell>
          <table:table-cell office:value-type="float" office:value="50" table:style-name="ce1">
            <text:p>50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75" table:style-name="ce1">
            <text:p>175</text:p>
          </table:table-cell>
          <table:table-cell office:value-type="float" office:value="43" table:style-name="ce1">
            <text:p>43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9" table:style-name="ce1">
            <text:p>159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0" table:style-name="ce1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54" table:style-name="ce1">
            <text:p>154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60" table:style-name="ce1">
            <text:p>160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90" table:style-name="ce1">
            <text:p>90</text:p>
          </table:table-cell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56" table:style-name="ce1">
            <text:p>156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55" table:style-name="ce1">
            <text:p>155</text:p>
          </table:table-cell>
          <table:table-cell office:value-type="float" office:value="55" table:style-name="ce1">
            <text:p>55</text:p>
          </table:table-cell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53" table:style-name="ce1">
            <text:p>153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57" table:style-name="ce1">
            <text:p>157</text:p>
          </table:table-cell>
          <table:table-cell office:value-type="float" office:value="53" table:style-name="ce1">
            <text:p>53</text:p>
          </table:table-cell>
          <table:table-cell office:value-type="float" office:value="85" table:style-name="ce1">
            <text:p>85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More Than 4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9" table:style-name="ce1">
            <text:p>159</text:p>
          </table:table-cell>
          <table:table-cell office:value-type="float" office:value="67" table:style-name="ce1">
            <text:p>67</text:p>
          </table:table-cell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80" table:style-name="ce1">
            <text:p>180</text:p>
          </table:table-cell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00" table:style-name="ce1">
            <text:p>100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6" table:style-name="ce1">
            <text:p>156</text:p>
          </table:table-cell>
          <table:table-cell office:value-type="float" office:value="52" table:style-name="ce1">
            <text:p>52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67" table:style-name="ce1">
            <text:p>167</text:p>
          </table:table-cell>
          <table:table-cell office:value-type="float" office:value="62" table:style-name="ce1">
            <text:p>62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2" table:style-name="ce1">
            <text:p>152</text:p>
          </table:table-cell>
          <table:table-cell office:value-type="float" office:value="60" table:style-name="ce1">
            <text:p>60</text:p>
          </table:table-cell>
          <table:table-cell office:value-type="float" office:value="93.6" table:style-name="ce1">
            <text:p>93.6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52" table:style-name="ce1">
            <text:p>152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Anytime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46" table:style-name="ce1">
            <text:p>14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6" table:style-name="ce1">
            <text:p>156</text:p>
          </table:table-cell>
          <table:table-cell office:value-type="float" office:value="42" table:style-name="ce1">
            <text:p>42</text:p>
          </table:table-cell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90" table:style-name="ce1">
            <text:p>190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More Than 4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5" table:style-name="ce1">
            <text:p>155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3" table:style-name="ce1">
            <text:p>153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7" table:style-name="ce1">
            <text:p>157</text:p>
          </table:table-cell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2" table:style-name="ce1">
            <text:p>162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99" table:style-name="ce1">
            <text:p>99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62" table:style-name="ce1">
            <text:p>162</text:p>
          </table:table-cell>
          <table:table-cell office:value-type="float" office:value="60" table:style-name="ce1">
            <text:p>60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90" table:style-name="ce1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89.8" table:style-name="ce1">
            <text:p>89.8</text:p>
          </table:table-cell>
          <table:table-cell office:value-type="float" office:value="63.3" table:style-name="ce1">
            <text:p>63.3</text:p>
          </table:table-cell>
          <table:table-cell office:value-type="float" office:value="73.3" table:style-name="ce1">
            <text:p>73.3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0" table:style-name="ce1">
            <text:p>150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75" table:style-name="ce1">
            <text:p>175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2" table:style-name="ce1">
            <text:p>172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7" table:style-name="ce1">
            <text:p>157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No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.30 - 3 hour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5" table:style-name="ce1">
            <text:p>155</text:p>
          </table:table-cell>
          <table:table-cell office:value-type="float" office:value="52" table:style-name="ce1">
            <text:p>52</text:p>
          </table:table-cell>
          <table:table-cell office:value-type="float" office:value="7.4" table:style-name="ce1">
            <text:p>7.4</text:p>
          </table:table-cell>
          <table:table-cell office:value-type="float" office:value="79" table:style-name="ce1">
            <text:p>7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6" table:style-name="ce1">
            <text:p>156</text:p>
          </table:table-cell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More Than 4 hour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06" table:style-name="ce1">
            <text:p>106</text:p>
          </table:table-cell>
          <table:table-cell office:value-type="float" office:value="64" table:style-name="ce1">
            <text:p>64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67" table:style-name="ce1">
            <text:p>67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1" table:style-name="ce1">
            <text:p>171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Anyti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7" table:style-name="ce1">
            <text:p>177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90.2" table:style-name="ce1">
            <text:p>90.2</text:p>
          </table:table-cell>
          <table:table-cell office:value-type="float" office:value="61.6" table:style-name="ce1">
            <text:p>61.6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4" table:style-name="ce1">
            <text:p>174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.30 - 3 hour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2" table:style-name="ce1">
            <text:p>172</text:p>
          </table:table-cell>
          <table:table-cell office:value-type="float" office:value="56" table:style-name="ce1">
            <text:p>56</text:p>
          </table:table-cell>
          <table:table-cell office:value-type="float" office:value="86.5" table:style-name="ce1">
            <text:p>86.5</text:p>
          </table:table-cell>
          <table:table-cell office:value-type="float" office:value="65.3" table:style-name="ce1">
            <text:p>65.3</text:p>
          </table:table-cell>
          <table:table-cell office:value-type="float" office:value="79.5" table:style-name="ce1">
            <text:p>79.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3" table:style-name="ce1">
            <text:p>153</text:p>
          </table:table-cell>
          <table:table-cell office:value-type="float" office:value="50" table:style-name="ce1">
            <text:p>50</text:p>
          </table:table-cell>
          <table:table-cell office:value-type="float" office:value="88.8" table:style-name="ce1">
            <text:p>88.8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Morning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8" table:style-name="ce1">
            <text:p>15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7" table:style-name="ce1">
            <text:p>177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5" table:style-name="ce1">
            <text:p>175</text:p>
          </table:table-cell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Night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office:value-type="float" office:value="73.3" table:style-name="ce1">
            <text:p>73.3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4.5" table:style-name="ce1">
            <text:p>4.5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Night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8" table:style-name="ce1">
            <text:p>178</text:p>
          </table:table-cell>
          <table:table-cell office:value-type="float" office:value="83" table:style-name="ce1">
            <text:p>83</text:p>
          </table:table-cell>
          <table:table-cell office:value-type="float" office:value="85.8" table:style-name="ce1">
            <text:p>85.8</text:p>
          </table:table-cell>
          <table:table-cell office:value-type="float" office:value="63.66" table:style-name="ce1">
            <text:p>63.6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0" table:style-name="ce1">
            <text:p>180</text:p>
          </table:table-cell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0" table:style-name="ce1">
            <text:p>150</text:p>
          </table:table-cell>
          <table:table-cell office:value-type="float" office:value="48" table:style-name="ce1">
            <text:p>48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Night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62" table:style-name="ce1">
            <text:p>162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64" table:style-name="ce1">
            <text:p>6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3" table:style-name="ce1">
            <text:p>153</text:p>
          </table:table-cell>
          <table:table-cell office:value-type="float" office:value="63" table:style-name="ce1">
            <text:p>63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61.33" table:style-name="ce1">
            <text:p>61.33</text:p>
          </table:table-cell>
          <table:table-cell office:value-type="float" office:value="80.87" table:style-name="ce1">
            <text:p>80.87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5" table:style-name="ce1">
            <text:p>165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3" table:style-name="ce1">
            <text:p>163</text:p>
          </table:table-cell>
          <table:table-cell office:value-type="float" office:value="60" table:style-name="ce1">
            <text:p>60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3" table:style-name="ce1">
            <text:p>183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5" table:style-name="ce1">
            <text:p>175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6" table:style-name="ce1">
            <text:p>156</text:p>
          </table:table-cell>
          <table:table-cell office:value-type="float" office:value="53" table:style-name="ce1">
            <text:p>53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4" table:style-name="ce1">
            <text:p>154</text:p>
          </table:table-cell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72" table:style-name="ce1">
            <text:p>172</text:p>
          </table:table-cell>
          <table:table-cell office:value-type="float" office:value="49" table:style-name="ce1">
            <text:p>49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5" table:style-name="ce1">
            <text:p>155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2" table:style-name="ce1">
            <text:p>172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1" table:style-name="ce1">
            <text:p>181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0" table:style-name="ce1">
            <text:p>15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9" table:style-name="ce1">
            <text:p>179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7" table:style-name="ce1">
            <text:p>187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7" table:style-name="ce1">
            <text:p>167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No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32" table:style-name="ce1">
            <text:p>132</text:p>
          </table:table-cell>
          <table:table-cell office:value-type="float" office:value="57" table:style-name="ce1">
            <text:p>57</text:p>
          </table:table-cell>
          <table:table-cell office:value-type="float" office:value="72" table:style-name="ce1">
            <text:p>72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9" table:style-name="ce1">
            <text:p>169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0" table:style-name="ce1">
            <text:p>15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84" table:style-name="ce1">
            <text:p>84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4" table:style-name="ce1">
            <text:p>154</text:p>
          </table:table-cell>
          <table:table-cell office:value-type="float" office:value="45" table:style-name="ce1">
            <text:p>45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62.6" table:style-name="ce1">
            <text:p>62.6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Night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39" table:style-name="ce1">
            <text:p>13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5" table:style-name="ce1">
            <text:p>1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2" table:style-name="ce1">
            <text:p>172</text:p>
          </table:table-cell>
          <table:table-cell office:value-type="float" office:value="72" table:style-name="ce1">
            <text:p>72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5" table:style-name="ce1">
            <text:p>185</text:p>
          </table:table-cell>
          <table:table-cell office:value-type="float" office:value="65" table:style-name="ce1">
            <text:p>65</text:p>
          </table:table-cell>
          <table:table-cell office:value-type="float" office:value="80.5" table:style-name="ce1">
            <text:p>80.5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Morning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7" table:style-name="ce1">
            <text:p>177</text:p>
          </table:table-cell>
          <table:table-cell office:value-type="float" office:value="57" table:style-name="ce1">
            <text:p>57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0" table:style-name="ce1">
            <text:p>170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74" table:style-name="ce1">
            <text:p>174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7" table:style-name="ce1">
            <text:p>167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5" table:style-name="ce1">
            <text:p>155</text:p>
          </table:table-cell>
          <table:table-cell office:value-type="float" office:value="48" table:style-name="ce1">
            <text:p>48</text:p>
          </table:table-cell>
          <table:table-cell office:value-type="float" office:value="84.2" table:style-name="ce1">
            <text:p>84.2</text:p>
          </table:table-cell>
          <table:table-cell office:value-type="float" office:value="64.8" table:style-name="ce1">
            <text:p>64.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34" table:style-name="ce1">
            <text:p>134</text:p>
          </table:table-cell>
          <table:table-cell office:value-type="float" office:value="40" table:style-name="ce1">
            <text:p>40</text:p>
          </table:table-cell>
          <table:table-cell office:value-type="float" office:value="91.4" table:style-name="ce1">
            <text:p>91.4</text:p>
          </table:table-cell>
          <table:table-cell office:value-type="float" office:value="65.5" table:style-name="ce1">
            <text:p>65.5</text:p>
          </table:table-cell>
          <table:table-cell office:value-type="float" office:value="82.96" table:style-name="ce1">
            <text:p>82.96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59" table:style-name="ce1">
            <text:p>159</text:p>
          </table:table-cell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More Than 4 hour</text:p>
          </table:table-cell>
          <table:table-cell office:value-type="string" table:style-name="ce1">
            <text:p>Morning</text:p>
          </table:table-cell>
          <table:table-cell office:value-type="float" office:value="12500" table:style-name="ce1">
            <text:p>12500</text:p>
          </table:table-cell>
          <table:table-cell office:value-type="string" table:style-name="ce1">
            <text:p>No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0" table:style-name="ce1">
            <text:p>150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No</text:p>
          </table:table-cell>
          <table:table-cell office:value-type="percentage" office:value="0" table:style-name="ce2">
            <text:p>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20" table:style-name="ce1">
            <text:p>12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82" table:style-name="ce1">
            <text:p>182</text:p>
          </table:table-cell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5" table:style-name="ce1">
            <text:p>165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60" table:style-name="ce1">
            <text:p>160</text:p>
          </table:table-cell>
          <table:table-cell office:value-type="float" office:value="38" table:style-name="ce1">
            <text:p>38</text:p>
          </table:table-cell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More Than 4 hour</text:p>
          </table:table-cell>
          <table:table-cell office:value-type="string" table:style-name="ce1">
            <text:p>Anytime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5" table:style-name="ce1">
            <text:p>16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Night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48" table:style-name="ce1">
            <text:p>148</text:p>
          </table:table-cell>
          <table:table-cell office:value-type="float" office:value="78" table:style-name="ce1">
            <text:p>78</text:p>
          </table:table-cell>
          <table:table-cell office:value-type="float" office:value="71.2" table:style-name="ce1">
            <text:p>71.2</text:p>
          </table:table-cell>
          <table:table-cell office:value-type="float" office:value="79.5" table:style-name="ce1">
            <text:p>79.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Accounting and Finance<text:s/></text:p>
          </table:table-cell>
          <table:table-cell office:value-type="float" office:value="130" table:style-name="ce1">
            <text:p>130</text:p>
          </table:table-cell>
          <table:table-cell office:value-type="float" office:value="35" table:style-name="ce1">
            <text:p>35</text:p>
          </table:table-cell>
          <table:table-cell office:value-type="float" office:value="80.2" table:style-name="ce1">
            <text:p>80.2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More Than 4 hour</text:p>
          </table:table-cell>
          <table:table-cell office:value-type="string" table:style-name="ce1">
            <text:p>Morning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No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40" table:style-name="ce1">
            <text:p>14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5" table:style-name="ce1">
            <text:p>175</text:p>
          </table:table-cell>
          <table:table-cell office:value-type="float" office:value="70" table:style-name="ce1">
            <text:p>70</text:p>
          </table:table-cell>
          <table:table-cell office:value-type="float" office:value="90.2" table:style-name="ce1">
            <text:p>90.2</text:p>
          </table:table-cell>
          <table:table-cell office:value-type="float" office:value="72.8" table:style-name="ce1">
            <text:p>72.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5" table:style-name="ce1">
            <text:p>175</text:p>
          </table:table-cell>
          <table:table-cell office:value-type="float" office:value="76" table:style-name="ce1">
            <text:p>76</text:p>
          </table:table-cell>
          <table:table-cell office:value-type="float" office:value="61.8" table:style-name="ce1">
            <text:p>61.8</text:p>
          </table:table-cell>
          <table:table-cell office:value-type="float" office:value="68.3" table:style-name="ce1">
            <text:p>68.3</text:p>
          </table:table-cell>
          <table:table-cell office:value-type="float" office:value="66.3" table:style-name="ce1">
            <text:p>66.3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Morning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5" table:style-name="ce1">
            <text:p>155</text:p>
          </table:table-cell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6" table:style-name="ce1">
            <text:p>156</text:p>
          </table:table-cell>
          <table:table-cell office:value-type="float" office:value="50" table:style-name="ce1">
            <text:p>50</text:p>
          </table:table-cell>
          <table:table-cell office:value-type="float" office:value="64" table:style-name="ce1">
            <text:p>64</text:p>
          </table:table-cell>
          <table:table-cell office:value-type="float" office:value="49.5" table:style-name="ce1">
            <text:p>49.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Night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60" table:style-name="ce1">
            <text:p>160</text:p>
          </table:table-cell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CA</text:p>
          </table:table-cell>
          <table:table-cell office:value-type="float" office:value="175" table:style-name="ce1">
            <text:p>175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55" table:style-name="ce1">
            <text:p>155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73" table:style-name="ce1">
            <text:p>7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5" table:style-name="ce1">
            <text:p>16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56" table:style-name="ce1">
            <text:p>156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7" table:style-name="ce1">
            <text:p>167</text:p>
          </table:table-cell>
          <table:table-cell office:value-type="float" office:value="53" table:style-name="ce1">
            <text:p>53</text:p>
          </table:table-cell>
          <table:table-cell office:value-type="float" office:value="85" table:style-name="ce1">
            <text:p>85</text:p>
          </table:table-cell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Yes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5" table:style-name="ce1">
            <text:p>165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.30 - 3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90" table:style-name="ce1">
            <text:p>190</text:p>
          </table:table-cell>
          <table:table-cell office:value-type="float" office:value="106" table:style-name="ce1">
            <text:p>106</text:p>
          </table:table-cell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92" table:style-name="ce1">
            <text:p>192</text:p>
          </table:table-cell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73" table:style-name="ce1">
            <text:p>1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office:value-type="float" office:value="83.5" table:style-name="ce1">
            <text:p>83.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45" table:style-name="ce1">
            <text:p>14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Anytime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9" table:style-name="ce1">
            <text:p>16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75" table:style-name="ce1">
            <text:p>175</text:p>
          </table:table-cell>
          <table:table-cell office:value-type="float" office:value="59" table:style-name="ce1">
            <text:p>59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0" table:style-name="ce1">
            <text:p>150</text:p>
          </table:table-cell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78" table:style-name="ce1">
            <text:p>178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Morning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7" table:style-name="ce1">
            <text:p>157</text:p>
          </table:table-cell>
          <table:table-cell office:value-type="float" office:value="40" table:style-name="ce1">
            <text:p>40</text:p>
          </table:table-cell>
          <table:table-cell office:value-type="float" office:value="93" table:style-name="ce1">
            <text:p>93</text:p>
          </table:table-cell>
          <table:table-cell office:value-type="float" office:value="86" table:style-name="ce1">
            <text:p>86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60" table:style-name="ce1">
            <text:p>160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59" table:style-name="ce1">
            <text:p>159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" table:style-name="ce2">
            <text:p>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82" table:style-name="ce1">
            <text:p>182</text:p>
          </table:table-cell>
          <table:table-cell office:value-type="float" office:value="57" table:style-name="ce1">
            <text:p>57</text:p>
          </table:table-cell>
          <table:table-cell office:value-type="float" office:value="83.7" table:style-name="ce1">
            <text:p>83.7</text:p>
          </table:table-cell>
          <table:table-cell office:value-type="float" office:value="76.77" table:style-name="ce1">
            <text:p>76.7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11000" table:style-name="ce1">
            <text:p>11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0" table:style-name="ce1">
            <text:p>150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92.8" table:style-name="ce1">
            <text:p>92.8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4" table:style-name="ce1">
            <text:p>154</text:p>
          </table:table-cell>
          <table:table-cell office:value-type="float" office:value="62" table:style-name="ce1">
            <text:p>6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65" table:style-name="ce1">
            <text:p>165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0" table:style-name="ce1">
            <text:p>150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ISM</text:p>
          </table:table-cell>
          <table:table-cell office:value-type="float" office:value="149" table:style-name="ce1">
            <text:p>149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50" table:style-name="ce1">
            <text:p>150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77" table:style-name="ce1">
            <text:p>7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ISM</text:p>
          </table:table-cell>
          <table:table-cell office:value-type="float" office:value="160" table:style-name="ce1">
            <text:p>16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Night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Yes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73" table:style-name="ce1">
            <text:p>173</text:p>
          </table:table-cell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50" table:style-name="ce1">
            <text:p>150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63" table:style-name="ce1">
            <text:p>163</text:p>
          </table:table-cell>
          <table:table-cell office:value-type="float" office:value="80" table:style-name="ce1">
            <text:p>80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68" table:style-name="ce1">
            <text:p>168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62" table:style-name="ce1">
            <text:p>162</text:p>
          </table:table-cell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More Than 4 hour</text:p>
          </table:table-cell>
          <table:table-cell office:value-type="string" table:style-name="ce1">
            <text:p>Anytime</text:p>
          </table:table-cell>
          <table:table-cell office:value-type="float" office:value="700000" table:style-name="ce1">
            <text:p>70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45" table:style-name="ce1">
            <text:p>145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60" table:style-name="ce1">
            <text:p>160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49" table:style-name="ce1">
            <text:p>149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73" table:style-name="ce1">
            <text:p>17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ISM</text:p>
          </table:table-cell>
          <table:table-cell office:value-type="float" office:value="149" table:style-name="ce1">
            <text:p>149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ISM</text:p>
          </table:table-cell>
          <table:table-cell office:value-type="float" office:value="155" table:style-name="ce1">
            <text:p>155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Nigh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53" table:style-name="ce1">
            <text:p>153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73" table:style-name="ce1">
            <text:p>173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20" table:style-name="ce1">
            <text:p>120</text:p>
          </table:table-cell>
          <table:table-cell office:value-type="float" office:value="74" table:style-name="ce1">
            <text:p>74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60" table:style-name="ce1">
            <text:p>160</text:p>
          </table:table-cell>
          <table:table-cell office:value-type="float" office:value="68" table:style-name="ce1">
            <text:p>68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Morning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40" table:style-name="ce1">
            <text:p>140</text:p>
          </table:table-cell>
          <table:table-cell office:value-type="float" office:value="86" table:style-name="ce1">
            <text:p>86</text:p>
          </table:table-cell>
          <table:table-cell office:value-type="float" office:value="76" table:style-name="ce1">
            <text:p>76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5" table:style-name="ce1">
            <text:p>165</text:p>
          </table:table-cell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1" table:style-name="ce1">
            <text:p>161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46" table:style-name="ce1">
            <text:p>146</text:p>
          </table:table-cell>
          <table:table-cell office:value-type="float" office:value="39" table:style-name="ce1">
            <text:p>39</text:p>
          </table:table-cell>
          <table:table-cell office:value-type="float" office:value="95.6" table:style-name="ce1">
            <text:p>95.6</text:p>
          </table:table-cell>
          <table:table-cell office:value-type="float" office:value="86" table:style-name="ce1">
            <text:p>86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55" table:style-name="ce1">
            <text:p>15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Night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2" table:style-name="ce1">
            <text:p>152</text:p>
          </table:table-cell>
          <table:table-cell office:value-type="float" office:value="32" table:style-name="ce1">
            <text:p>32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8" table:style-name="ce1">
            <text:p>168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2" table:style-name="ce1">
            <text:p>152</text:p>
          </table:table-cell>
          <table:table-cell office:value-type="float" office:value="64" table:style-name="ce1">
            <text:p>64</text:p>
          </table:table-cell>
          <table:table-cell office:value-type="float" office:value="90.4" table:style-name="ce1">
            <text:p>90.4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56" table:style-name="ce1">
            <text:p>156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More Than 4 hour</text:p>
          </table:table-cell>
          <table:table-cell office:value-type="string" table:style-name="ce1">
            <text:p>Anytime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2 - 2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1" table:style-name="ce1">
            <text:p>151</text:p>
          </table:table-cell>
          <table:table-cell office:value-type="float" office:value="55" table:style-name="ce1">
            <text:p>55</text:p>
          </table:table-cell>
          <table:table-cell office:value-type="float" office:value="93.8" table:style-name="ce1">
            <text:p>93.8</text:p>
          </table:table-cell>
          <table:table-cell office:value-type="float" office:value="83.5" table:style-name="ce1">
            <text:p>83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65" table:style-name="ce1">
            <text:p>165</text:p>
          </table:table-cell>
          <table:table-cell office:value-type="float" office:value="62" table:style-name="ce1">
            <text:p>62</text:p>
          </table:table-cell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60" table:style-name="ce1">
            <text:p>160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3" table:style-name="ce1">
            <text:p>153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75" table:style-name="ce1">
            <text:p>175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1" table:style-name="ce1">
            <text:p>161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e than 3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0" table:style-name="ce1">
            <text:p>160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3" table:style-name="ce1">
            <text:p>153</text:p>
          </table:table-cell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Morning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60" table:style-name="ce1">
            <text:p>160</text:p>
          </table:table-cell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mmerce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2" table:style-name="ce1">
            <text:p>152</text:p>
          </table:table-cell>
          <table:table-cell office:value-type="float" office:value="65" table:style-name="ce1">
            <text:p>65</text:p>
          </table:table-cell>
          <table:table-cell office:value-type="float" office:value="97" table:style-name="ce1">
            <text:p>97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Ye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64" table:style-name="ce1">
            <text:p>164</text:p>
          </table:table-cell>
          <table:table-cell office:value-type="float" office:value="43" table:style-name="ce1">
            <text:p>43</text:p>
          </table:table-cell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Morning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 - 3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67" table:style-name="ce1">
            <text:p>167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eading book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Night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67" table:style-name="ce1">
            <text:p>16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Anytime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Yes</text:p>
          </table:table-cell>
          <table:table-cell office:value-type="percentage" office:value="0.25" table:style-name="ce2">
            <text:p>25%</text:p>
          </table:table-cell>
          <table:table-cell office:value-type="string" table:style-name="ce1">
            <text:p>0 Minute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55" table:style-name="ce1">
            <text:p>155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Yes</text:p>
          </table:table-cell>
          <table:table-cell office:value-type="percentage" office:value="1" table:style-name="ce2">
            <text:p>100%</text:p>
          </table:table-cell>
          <table:table-cell office:value-type="string" table:style-name="ce1">
            <text:p>1.30 - 2 hour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ISM</text:p>
          </table:table-cell>
          <table:table-cell office:value-type="float" office:value="153" table:style-name="ce1">
            <text:p>15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1 - 2 Hour</text:p>
          </table:table-cell>
          <table:table-cell office:value-type="string" table:style-name="ce1">
            <text:p>Anytime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1 - 1.30 hour</text:p>
          </table:table-cell>
          <table:table-cell office:value-type="string" table:style-name="ce1">
            <text:p>0 - 3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70" table:style-name="ce1">
            <text:p>170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Video Games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Morning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.com ISM</text:p>
          </table:table-cell>
          <table:table-cell office:value-type="float" office:value="172" table:style-name="ce1">
            <text:p>172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2 - 3 hour</text:p>
          </table:table-cell>
          <table:table-cell office:value-type="string" table:style-name="ce1">
            <text:p>Anytime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30 - 60 minut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CA</text:p>
          </table:table-cell>
          <table:table-cell office:value-type="float" office:value="139" table:style-name="ce1">
            <text:p>139</text:p>
          </table:table-cell>
          <table:table-cell office:value-type="float" office:value="33" table:style-name="ce1">
            <text:p>33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Night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5" table:style-name="ce2">
            <text:p>50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.30 - 3 hour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mmerce</text:p>
          </table:table-cell>
          <table:table-cell office:value-type="float" office:value="153" table:style-name="ce1">
            <text:p>153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inema</text:p>
          </table:table-cell>
          <table:table-cell office:value-type="string" table:style-name="ce1">
            <text:p>0 - 30 minute</text:p>
          </table:table-cell>
          <table:table-cell office:value-type="string" table:style-name="ce1">
            <text:p>Anytime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s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More than 2 hour</text:p>
          </table:table-cell>
          <table:table-cell office:value-type="string" table:style-name="ce1">
            <text:p>2.30 - 3 hour</text:p>
          </table:table-cell>
          <table:table-cell office:value-type="string" table:style-name="ce1">
            <text:p>Awful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.com ISM</text:p>
          </table:table-cell>
          <table:table-cell office:value-type="float" office:value="155" table:style-name="ce1">
            <text:p>155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ports</text:p>
          </table:table-cell>
          <table:table-cell office:value-type="string" table:style-name="ce1">
            <text:p>3 - 4 hour</text:p>
          </table:table-cell>
          <table:table-cell office:value-type="string" table:style-name="ce1">
            <text:p>Nigh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o</text:p>
          </table:table-cell>
          <table:table-cell office:value-type="percentage" office:value="0.75" table:style-name="ce2">
            <text:p>75%</text:p>
          </table:table-cell>
          <table:table-cell office:value-type="string" table:style-name="ce1">
            <text:p>30 - 60 Minute</text:p>
          </table:table-cell>
          <table:table-cell office:value-type="string" table:style-name="ce1">
            <text:p>2.30 - 3 hour</text:p>
          </table:table-cell>
          <table:table-cell office:value-type="string" table:style-name="ce1">
            <text:p>fabulou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No</text:p>
          </table:table-cell>
          <table:table-cell table:number-columns-repeated="16365"/>
        </table:table-row>
        <table:table-row table:number-rows-repeated="1048340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xtracurricular_Activities</text:p>
          </table:table-cell>
          <table:table-cell office:value-type="string" table:style-name="ce1">
            <text:p>Average Exam Scor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">
            <text:p>No</text:p>
          </table:table-cell>
          <table:table-cell office:value-type="float" office:value="66.931399999999996" table:style-name="ce3">
            <text:p>66.9314</text:p>
            <draw:frame draw:z-index="1" draw:id="id1" draw:style-name="a1" draw:name="Chart 2" svg:x="1.93229in" svg:y="0.0729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3">
            <text:p>Yes</text:p>
          </table:table-cell>
          <table:table-cell office:value-type="float" office:value="67.441800000000001" table:style-name="ce3">
            <text:p>67.4418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  <table:table table:name="Sheet3" table:style-name="ta3">
        <table:table-column table:style-name="co5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ocial medai &amp; video</text:p>
          </table:table-cell>
          <table:table-cell office:value-type="string" table:style-name="ce1">
            <text:p>Count of social medai &amp; vid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 - 60 Minute</text:p>
          </table:table-cell>
          <table:table-cell office:value-type="float" office:value="69" table:style-name="ce4">
            <text:p>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 - 1.30 hour</text:p>
          </table:table-cell>
          <table:table-cell office:value-type="float" office:value="55" table:style-name="ce4">
            <text:p>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 - 30 Minute</text:p>
          </table:table-cell>
          <table:table-cell office:value-type="float" office:value="47" table:style-name="ce4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e than 2 hour</text:p>
          </table:table-cell>
          <table:table-cell office:value-type="float" office:value="32" table:style-name="ce4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30 - 2 hour</text:p>
          </table:table-cell>
          <table:table-cell office:value-type="float" office:value="27" table:style-name="ce4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 Minute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235" table:style-name="ce4">
            <text:p>235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Sheet4" table:style-name="ta3">
        <table:table-column table:style-name="co5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ocial medai &amp; video</text:p>
          </table:table-cell>
          <table:table-cell office:value-type="string" table:style-name="ce7">
            <text:p>Count of social medai &amp; vide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30 - 60 Minute</text:p>
          </table:table-cell>
          <table:table-cell office:value-type="float" office:value="69" table:style-name="ce8">
            <text:p>6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1 - 1.30 hour</text:p>
          </table:table-cell>
          <table:table-cell office:value-type="float" office:value="55" table:style-name="ce8">
            <text:p>5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1 - 30 Minute</text:p>
          </table:table-cell>
          <table:table-cell office:value-type="float" office:value="47" table:style-name="ce8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ore than 2 hour</text:p>
          </table:table-cell>
          <table:table-cell office:value-type="float" office:value="32" table:style-name="ce8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1.30 - 2 hour</text:p>
          </table:table-cell>
          <table:table-cell office:value-type="float" office:value="27" table:style-name="ce8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0 Minute</text:p>
          </table:table-cell>
          <table:table-cell office:value-type="float" office:value="5" table:style-name="ce8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235" table:style-name="ce8">
            <text:p>235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Sheet5" table:style-name="ta3">
        <table:table-column table:style-name="co7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Travelling Time<text:s/></text:p>
          </table:table-cell>
          <table:table-cell office:value-type="string" table:style-name="ce1">
            <text:p>Average of college ma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 - 2.30 hour</text:p>
          </table:table-cell>
          <table:table-cell office:value-type="float" office:value="73.785714285714292" table:style-name="ce4">
            <text:p>73.78571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 - 30 minutes</text:p>
          </table:table-cell>
          <table:table-cell office:value-type="float" office:value="73.345454545454544" table:style-name="ce4">
            <text:p>73.34545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 - 60 minutes</text:p>
          </table:table-cell>
          <table:table-cell office:value-type="float" office:value="71.678250000000006" table:style-name="ce4">
            <text:p>71.67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e than 3 hour</text:p>
          </table:table-cell>
          <table:table-cell office:value-type="float" office:value="71" table:style-name="ce4">
            <text:p>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30 - 2 hour</text:p>
          </table:table-cell>
          <table:table-cell office:value-type="float" office:value="70.849999999999994" table:style-name="ce4">
            <text:p>7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30 - 3 hour</text:p>
          </table:table-cell>
          <table:table-cell office:value-type="float" office:value="69.285714285714292" table:style-name="ce4">
            <text:p>69.28571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 - 1.30 hour</text:p>
          </table:table-cell>
          <table:table-cell office:value-type="float" office:value="65.366078431372557" table:style-name="ce4">
            <text:p>65.366078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70.660553191489342" table:style-name="ce4">
            <text:p>70.66055319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Sheet6" table:style-name="ta3">
        <table:table-column table:style-name="co5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ocial medai &amp; video</text:p>
          </table:table-cell>
          <table:table-cell office:value-type="string" table:style-name="ce7">
            <text:p>Average of college mark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0 Minute</text:p>
          </table:table-cell>
          <table:table-cell office:value-type="float" office:value="72.400000000000006" table:style-name="ce8">
            <text:p>72.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1.30 - 2 hour</text:p>
          </table:table-cell>
          <table:table-cell office:value-type="float" office:value="72.328518518518521" table:style-name="ce8">
            <text:p>72.32851852</text:p>
            <draw:frame draw:z-index="1" draw:id="id2" draw:style-name="a2" draw:name="Chart 1" svg:x="1.64583in" svg:y="0.13542in" svg:width="5.25in" svg:height="3.1145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office:value-type="string" table:style-name="ce7">
            <text:p>30 - 60 Minute</text:p>
          </table:table-cell>
          <table:table-cell office:value-type="float" office:value="71.936231884057975" table:style-name="ce8">
            <text:p>71.9362318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1 - 1.30 hour</text:p>
          </table:table-cell>
          <table:table-cell office:value-type="float" office:value="71.13272727272728" table:style-name="ce8">
            <text:p>71.1327272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ore than 2 hour</text:p>
          </table:table-cell>
          <table:table-cell office:value-type="float" office:value="69.420625000000001" table:style-name="ce8">
            <text:p>69.42062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1 - 30 Minute</text:p>
          </table:table-cell>
          <table:table-cell office:value-type="float" office:value="67.936170212765958" table:style-name="ce8">
            <text:p>67.936170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rand Total</text:p>
          </table:table-cell>
          <table:table-cell office:value-type="float" office:value="70.660553191489342" table:style-name="ce8">
            <text:p>70.66055319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data-pilot-tables>
        <table:data-pilot-table table:name="PivotTable1" table:target-range-address="Sheet3.A2:Sheet3.B9" table:show-filter-button="false" table:buttons="Sheet3.A2">
          <table:source-cell-range table:cell-range-address="Sheet1.O1:Sheet1.O236"/>
          <table:data-pilot-field table:source-field-name="social medai &amp; vide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ocial medai &amp; video" table:order="descending"/>
              <table:data-pilot-layout-info table:layout-mode="tabular-layout" table:add-empty-lines="false"/>
            </table:data-pilot-level>
          </table:data-pilot-field>
          <table:data-pilot-field table:source-field-name="social medai &amp; video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ocial medai &amp; video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Sheet4.A2:Sheet4.B9" table:show-filter-button="false" table:buttons="Sheet4.A2">
          <table:source-cell-range table:cell-range-address="Sheet1.O1:Sheet1.O236"/>
          <table:data-pilot-field table:source-field-name="social medai &amp; vide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ocial medai &amp; video" table:order="descending"/>
              <table:data-pilot-layout-info table:layout-mode="tabular-layout" table:add-empty-lines="false"/>
            </table:data-pilot-level>
          </table:data-pilot-field>
          <table:data-pilot-field table:source-field-name="social medai &amp; video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ocial medai &amp; video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Sheet5.A2:Sheet5.B10" table:show-filter-button="false" table:buttons="Sheet5.A2">
          <table:source-cell-range table:cell-range-address="Sheet1.A1:Sheet1.S236"/>
          <table:data-pilot-field table:source-field-name="Travelling Time 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llege mark" table:order="descending"/>
              <table:data-pilot-layout-info table:layout-mode="tabular-layout" table:add-empty-lines="false"/>
            </table:data-pilot-level>
          </table:data-pilot-field>
          <table:data-pilot-field table:source-field-name="college mark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ertification Cour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Gen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epart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Height(CM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Weight(KG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10th Mar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12th Mar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hobbi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aily studing 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refer to study i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lary expect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o you like your degree?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willingness to pursue a career based on their degree 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ocial medai &amp; vide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tress Level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Financial 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art-time job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Sheet6.A2:Sheet6.B9" table:show-filter-button="false" table:buttons="Sheet6.A2">
          <table:source-cell-range table:cell-range-address="Sheet1.A1:Sheet1.S236"/>
          <table:data-pilot-field table:source-field-name="social medai &amp; vide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college mark" table:order="descending"/>
              <table:data-pilot-layout-info table:layout-mode="tabular-layout" table:add-empty-lines="false"/>
            </table:data-pilot-level>
          </table:data-pilot-field>
          <table:data-pilot-field table:source-field-name="college mark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ertification Cour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Gen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epart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Height(CM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Weight(KG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10th Mar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12th Mar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hobbi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aily studing 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refer to study i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lary expect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o you like your degree?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willingness to pursue a career based on their degree 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ravelling Time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tress Level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Financial 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art-time job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Αγγελος Μπουτκαρης</meta:initial-creator>
    <dc:creator>Αγγελος Μπουτκαρης</dc:creator>
    <meta:creation-date>2024-10-10T11:15:43Z</meta:creation-date>
    <dc:date>2024-11-03T13:12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'college mark'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college mark</text:p>
            </chart:title>
            <chart:grid chart:class="major" chart:style-name="GMa1"/>
          </chart:axis>
          <chart:series chart:label-cell-address="local-table.$C$1" chart:values-cell-range-address="local-table.$C$2:.$C$236" chart:class="chart:scatter" chart:attached-axis="primary-y" chart:style-name="G0S0">
            <chart:domain table:cell-range-address="local-table.$B$2:.$B$236"/>
            <chart:data-point chart:repeated="23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college mark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0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55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58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3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7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60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70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60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65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80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50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70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60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75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53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60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88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50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50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60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65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80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50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80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55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65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80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65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75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50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65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65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60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80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90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75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60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66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79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70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70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70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75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65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60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1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80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89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75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85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85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92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80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60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93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95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80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84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90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80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70"/>
          </table:table-row>
          <table:table-row>
            <table:table-cell office:value-type="string">
              <text:p>66</text:p>
            </table:table-cell>
            <table:table-cell office:value-type="float" office:value="66"/>
            <table:table-cell office:value-type="float" office:value="90"/>
          </table:table-row>
          <table:table-row>
            <table:table-cell office:value-type="string">
              <text:p>67</text:p>
            </table:table-cell>
            <table:table-cell office:value-type="float" office:value="67"/>
            <table:table-cell office:value-type="float" office:value="75"/>
          </table:table-row>
          <table:table-row>
            <table:table-cell office:value-type="string">
              <text:p>68</text:p>
            </table:table-cell>
            <table:table-cell office:value-type="float" office:value="68"/>
            <table:table-cell office:value-type="float" office:value="79"/>
          </table:table-row>
          <table:table-row>
            <table:table-cell office:value-type="string">
              <text:p>69</text:p>
            </table:table-cell>
            <table:table-cell office:value-type="float" office:value="69"/>
            <table:table-cell office:value-type="float" office:value="85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60"/>
          </table:table-row>
          <table:table-row>
            <table:table-cell office:value-type="string">
              <text:p>71</text:p>
            </table:table-cell>
            <table:table-cell office:value-type="float" office:value="71"/>
            <table:table-cell office:value-type="float" office:value="60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75"/>
          </table:table-row>
          <table:table-row>
            <table:table-cell office:value-type="string">
              <text:p>73</text:p>
            </table:table-cell>
            <table:table-cell office:value-type="float" office:value="73"/>
            <table:table-cell office:value-type="float" office:value="89"/>
          </table:table-row>
          <table:table-row>
            <table:table-cell office:value-type="string">
              <text:p>74</text:p>
            </table:table-cell>
            <table:table-cell office:value-type="float" office:value="74"/>
            <table:table-cell office:value-type="float" office:value="73.3"/>
          </table:table-row>
          <table:table-row>
            <table:table-cell office:value-type="string">
              <text:p>75</text:p>
            </table:table-cell>
            <table:table-cell office:value-type="float" office:value="75"/>
            <table:table-cell office:value-type="float" office:value="80"/>
          </table:table-row>
          <table:table-row>
            <table:table-cell office:value-type="string">
              <text:p>76</text:p>
            </table:table-cell>
            <table:table-cell office:value-type="float" office:value="76"/>
            <table:table-cell office:value-type="float" office:value="60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85"/>
          </table:table-row>
          <table:table-row>
            <table:table-cell office:value-type="string">
              <text:p>78</text:p>
            </table:table-cell>
            <table:table-cell office:value-type="float" office:value="78"/>
            <table:table-cell office:value-type="float" office:value="85"/>
          </table:table-row>
          <table:table-row>
            <table:table-cell office:value-type="string">
              <text:p>79</text:p>
            </table:table-cell>
            <table:table-cell office:value-type="float" office:value="79"/>
            <table:table-cell office:value-type="float" office:value="50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70"/>
          </table:table-row>
          <table:table-row>
            <table:table-cell office:value-type="string">
              <text:p>81</text:p>
            </table:table-cell>
            <table:table-cell office:value-type="float" office:value="81"/>
            <table:table-cell office:value-type="float" office:value="75"/>
          </table:table-row>
          <table:table-row>
            <table:table-cell office:value-type="string">
              <text:p>82</text:p>
            </table:table-cell>
            <table:table-cell office:value-type="float" office:value="82"/>
            <table:table-cell office:value-type="float" office:value="70"/>
          </table:table-row>
          <table:table-row>
            <table:table-cell office:value-type="string">
              <text:p>83</text:p>
            </table:table-cell>
            <table:table-cell office:value-type="float" office:value="83"/>
            <table:table-cell office:value-type="float" office:value="75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75"/>
          </table:table-row>
          <table:table-row>
            <table:table-cell office:value-type="string">
              <text:p>85</text:p>
            </table:table-cell>
            <table:table-cell office:value-type="float" office:value="85"/>
            <table:table-cell office:value-type="float" office:value="70"/>
          </table:table-row>
          <table:table-row>
            <table:table-cell office:value-type="string">
              <text:p>86</text:p>
            </table:table-cell>
            <table:table-cell office:value-type="float" office:value="86"/>
            <table:table-cell office:value-type="float" office:value="50"/>
          </table:table-row>
          <table:table-row>
            <table:table-cell office:value-type="string">
              <text:p>87</text:p>
            </table:table-cell>
            <table:table-cell office:value-type="float" office:value="87"/>
            <table:table-cell office:value-type="float" office:value="74"/>
          </table:table-row>
          <table:table-row>
            <table:table-cell office:value-type="string">
              <text:p>88</text:p>
            </table:table-cell>
            <table:table-cell office:value-type="float" office:value="88"/>
            <table:table-cell office:value-type="float" office:value="85"/>
          </table:table-row>
          <table:table-row>
            <table:table-cell office:value-type="string">
              <text:p>89</text:p>
            </table:table-cell>
            <table:table-cell office:value-type="float" office:value="89"/>
            <table:table-cell office:value-type="float" office:value="75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79.5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85"/>
          </table:table-row>
          <table:table-row>
            <table:table-cell office:value-type="string">
              <text:p>92</text:p>
            </table:table-cell>
            <table:table-cell office:value-type="float" office:value="92"/>
            <table:table-cell office:value-type="float" office:value="70"/>
          </table:table-row>
          <table:table-row>
            <table:table-cell office:value-type="string">
              <text:p>93</text:p>
            </table:table-cell>
            <table:table-cell office:value-type="float" office:value="93"/>
            <table:table-cell office:value-type="float" office:value="75"/>
          </table:table-row>
          <table:table-row>
            <table:table-cell office:value-type="string">
              <text:p>94</text:p>
            </table:table-cell>
            <table:table-cell office:value-type="float" office:value="94"/>
            <table:table-cell office:value-type="float" office:value="7.5"/>
          </table:table-row>
          <table:table-row>
            <table:table-cell office:value-type="string">
              <text:p>95</text:p>
            </table:table-cell>
            <table:table-cell office:value-type="float" office:value="95"/>
            <table:table-cell office:value-type="float" office:value="70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85"/>
          </table:table-row>
          <table:table-row>
            <table:table-cell office:value-type="string">
              <text:p>97</text:p>
            </table:table-cell>
            <table:table-cell office:value-type="float" office:value="97"/>
            <table:table-cell office:value-type="float" office:value="85"/>
          </table:table-row>
          <table:table-row>
            <table:table-cell office:value-type="string">
              <text:p>98</text:p>
            </table:table-cell>
            <table:table-cell office:value-type="float" office:value="98"/>
            <table:table-cell office:value-type="float" office:value="80"/>
          </table:table-row>
          <table:table-row>
            <table:table-cell office:value-type="string">
              <text:p>99</text:p>
            </table:table-cell>
            <table:table-cell office:value-type="float" office:value="99"/>
            <table:table-cell office:value-type="float" office:value="80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60"/>
          </table:table-row>
          <table:table-row>
            <table:table-cell office:value-type="string">
              <text:p>101</text:p>
            </table:table-cell>
            <table:table-cell office:value-type="float" office:value="101"/>
            <table:table-cell office:value-type="float" office:value="78"/>
          </table:table-row>
          <table:table-row>
            <table:table-cell office:value-type="string">
              <text:p>102</text:p>
            </table:table-cell>
            <table:table-cell office:value-type="float" office:value="102"/>
            <table:table-cell office:value-type="float" office:value="85"/>
          </table:table-row>
          <table:table-row>
            <table:table-cell office:value-type="string">
              <text:p>103</text:p>
            </table:table-cell>
            <table:table-cell office:value-type="float" office:value="103"/>
            <table:table-cell office:value-type="float" office:value="86"/>
          </table:table-row>
          <table:table-row>
            <table:table-cell office:value-type="string">
              <text:p>104</text:p>
            </table:table-cell>
            <table:table-cell office:value-type="float" office:value="104"/>
            <table:table-cell office:value-type="float" office:value="80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80.87"/>
          </table:table-row>
          <table:table-row>
            <table:table-cell office:value-type="string">
              <text:p>106</text:p>
            </table:table-cell>
            <table:table-cell office:value-type="float" office:value="106"/>
            <table:table-cell office:value-type="float" office:value="74"/>
          </table:table-row>
          <table:table-row>
            <table:table-cell office:value-type="string">
              <text:p>107</text:p>
            </table:table-cell>
            <table:table-cell office:value-type="float" office:value="107"/>
            <table:table-cell office:value-type="float" office:value="60"/>
          </table:table-row>
          <table:table-row>
            <table:table-cell office:value-type="string">
              <text:p>108</text:p>
            </table:table-cell>
            <table:table-cell office:value-type="float" office:value="108"/>
            <table:table-cell office:value-type="float" office:value="70"/>
          </table:table-row>
          <table:table-row>
            <table:table-cell office:value-type="string">
              <text:p>109</text:p>
            </table:table-cell>
            <table:table-cell office:value-type="float" office:value="109"/>
            <table:table-cell office:value-type="float" office:value="68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70"/>
          </table:table-row>
          <table:table-row>
            <table:table-cell office:value-type="string">
              <text:p>111</text:p>
            </table:table-cell>
            <table:table-cell office:value-type="float" office:value="111"/>
            <table:table-cell office:value-type="float" office:value="70"/>
          </table:table-row>
          <table:table-row>
            <table:table-cell office:value-type="string">
              <text:p>112</text:p>
            </table:table-cell>
            <table:table-cell office:value-type="float" office:value="112"/>
            <table:table-cell office:value-type="float" office:value="85"/>
          </table:table-row>
          <table:table-row>
            <table:table-cell office:value-type="string">
              <text:p>113</text:p>
            </table:table-cell>
            <table:table-cell office:value-type="float" office:value="113"/>
            <table:table-cell office:value-type="float" office:value="50"/>
          </table:table-row>
          <table:table-row>
            <table:table-cell office:value-type="string">
              <text:p>114</text:p>
            </table:table-cell>
            <table:table-cell office:value-type="float" office:value="114"/>
            <table:table-cell office:value-type="float" office:value="80"/>
          </table:table-row>
          <table:table-row>
            <table:table-cell office:value-type="string">
              <text:p>115</text:p>
            </table:table-cell>
            <table:table-cell office:value-type="float" office:value="115"/>
            <table:table-cell office:value-type="float" office:value="80"/>
          </table:table-row>
          <table:table-row>
            <table:table-cell office:value-type="string">
              <text:p>116</text:p>
            </table:table-cell>
            <table:table-cell office:value-type="float" office:value="116"/>
            <table:table-cell office:value-type="float" office:value="70"/>
          </table:table-row>
          <table:table-row>
            <table:table-cell office:value-type="string">
              <text:p>117</text:p>
            </table:table-cell>
            <table:table-cell office:value-type="float" office:value="117"/>
            <table:table-cell office:value-type="float" office:value="68"/>
          </table:table-row>
          <table:table-row>
            <table:table-cell office:value-type="string">
              <text:p>118</text:p>
            </table:table-cell>
            <table:table-cell office:value-type="float" office:value="118"/>
            <table:table-cell office:value-type="float" office:value="60"/>
          </table:table-row>
          <table:table-row>
            <table:table-cell office:value-type="string">
              <text:p>119</text:p>
            </table:table-cell>
            <table:table-cell office:value-type="float" office:value="119"/>
            <table:table-cell office:value-type="float" office:value="70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75"/>
          </table:table-row>
          <table:table-row>
            <table:table-cell office:value-type="string">
              <text:p>121</text:p>
            </table:table-cell>
            <table:table-cell office:value-type="float" office:value="121"/>
            <table:table-cell office:value-type="float" office:value="80"/>
          </table:table-row>
          <table:table-row>
            <table:table-cell office:value-type="string">
              <text:p>122</text:p>
            </table:table-cell>
            <table:table-cell office:value-type="float" office:value="122"/>
            <table:table-cell office:value-type="float" office:value="68"/>
          </table:table-row>
          <table:table-row>
            <table:table-cell office:value-type="string">
              <text:p>123</text:p>
            </table:table-cell>
            <table:table-cell office:value-type="float" office:value="123"/>
            <table:table-cell office:value-type="float" office:value="70"/>
          </table:table-row>
          <table:table-row>
            <table:table-cell office:value-type="string">
              <text:p>124</text:p>
            </table:table-cell>
            <table:table-cell office:value-type="float" office:value="124"/>
            <table:table-cell office:value-type="float" office:value="70"/>
          </table:table-row>
          <table:table-row>
            <table:table-cell office:value-type="string">
              <text:p>125</text:p>
            </table:table-cell>
            <table:table-cell office:value-type="float" office:value="125"/>
            <table:table-cell office:value-type="float" office:value="85"/>
          </table:table-row>
          <table:table-row>
            <table:table-cell office:value-type="string">
              <text:p>126</text:p>
            </table:table-cell>
            <table:table-cell office:value-type="float" office:value="126"/>
            <table:table-cell office:value-type="float" office:value="90"/>
          </table:table-row>
          <table:table-row>
            <table:table-cell office:value-type="string">
              <text:p>127</text:p>
            </table:table-cell>
            <table:table-cell office:value-type="float" office:value="127"/>
            <table:table-cell office:value-type="float" office:value="65"/>
          </table:table-row>
          <table:table-row>
            <table:table-cell office:value-type="string">
              <text:p>128</text:p>
            </table:table-cell>
            <table:table-cell office:value-type="float" office:value="128"/>
            <table:table-cell office:value-type="float" office:value="80"/>
          </table:table-row>
          <table:table-row>
            <table:table-cell office:value-type="string">
              <text:p>129</text:p>
            </table:table-cell>
            <table:table-cell office:value-type="float" office:value="129"/>
            <table:table-cell office:value-type="float" office:value="75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75"/>
          </table:table-row>
          <table:table-row>
            <table:table-cell office:value-type="string">
              <text:p>131</text:p>
            </table:table-cell>
            <table:table-cell office:value-type="float" office:value="131"/>
            <table:table-cell office:value-type="float" office:value="80"/>
          </table:table-row>
          <table:table-row>
            <table:table-cell office:value-type="string">
              <text:p>132</text:p>
            </table:table-cell>
            <table:table-cell office:value-type="float" office:value="132"/>
            <table:table-cell office:value-type="float" office:value="55"/>
          </table:table-row>
          <table:table-row>
            <table:table-cell office:value-type="string">
              <text:p>133</text:p>
            </table:table-cell>
            <table:table-cell office:value-type="float" office:value="133"/>
            <table:table-cell office:value-type="float" office:value="70"/>
          </table:table-row>
          <table:table-row>
            <table:table-cell office:value-type="string">
              <text:p>134</text:p>
            </table:table-cell>
            <table:table-cell office:value-type="float" office:value="134"/>
            <table:table-cell office:value-type="float" office:value="82"/>
          </table:table-row>
          <table:table-row>
            <table:table-cell office:value-type="string">
              <text:p>135</text:p>
            </table:table-cell>
            <table:table-cell office:value-type="float" office:value="135"/>
            <table:table-cell office:value-type="float" office:value="60"/>
          </table:table-row>
          <table:table-row>
            <table:table-cell office:value-type="string">
              <text:p>136</text:p>
            </table:table-cell>
            <table:table-cell office:value-type="float" office:value="136"/>
            <table:table-cell office:value-type="float" office:value="84"/>
          </table:table-row>
          <table:table-row>
            <table:table-cell office:value-type="string">
              <text:p>137</text:p>
            </table:table-cell>
            <table:table-cell office:value-type="float" office:value="137"/>
            <table:table-cell office:value-type="float" office:value="82.96"/>
          </table:table-row>
          <table:table-row>
            <table:table-cell office:value-type="string">
              <text:p>138</text:p>
            </table:table-cell>
            <table:table-cell office:value-type="float" office:value="138"/>
            <table:table-cell office:value-type="float" office:value="80"/>
          </table:table-row>
          <table:table-row>
            <table:table-cell office:value-type="string">
              <text:p>139</text:p>
            </table:table-cell>
            <table:table-cell office:value-type="float" office:value="139"/>
            <table:table-cell office:value-type="float" office:value="75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60"/>
          </table:table-row>
          <table:table-row>
            <table:table-cell office:value-type="string">
              <text:p>141</text:p>
            </table:table-cell>
            <table:table-cell office:value-type="float" office:value="141"/>
            <table:table-cell office:value-type="float" office:value="69"/>
          </table:table-row>
          <table:table-row>
            <table:table-cell office:value-type="string">
              <text:p>142</text:p>
            </table:table-cell>
            <table:table-cell office:value-type="float" office:value="142"/>
            <table:table-cell office:value-type="float" office:value="65"/>
          </table:table-row>
          <table:table-row>
            <table:table-cell office:value-type="string">
              <text:p>143</text:p>
            </table:table-cell>
            <table:table-cell office:value-type="float" office:value="143"/>
            <table:table-cell office:value-type="float" office:value="65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50"/>
          </table:table-row>
          <table:table-row>
            <table:table-cell office:value-type="string">
              <text:p>145</text:p>
            </table:table-cell>
            <table:table-cell office:value-type="float" office:value="145"/>
            <table:table-cell office:value-type="float" office:value="80"/>
          </table:table-row>
          <table:table-row>
            <table:table-cell office:value-type="string">
              <text:p>146</text:p>
            </table:table-cell>
            <table:table-cell office:value-type="float" office:value="146"/>
            <table:table-cell office:value-type="float" office:value="85"/>
          </table:table-row>
          <table:table-row>
            <table:table-cell office:value-type="string">
              <text:p>147</text:p>
            </table:table-cell>
            <table:table-cell office:value-type="float" office:value="147"/>
            <table:table-cell office:value-type="float" office:value="65"/>
          </table:table-row>
          <table:table-row>
            <table:table-cell office:value-type="string">
              <text:p>148</text:p>
            </table:table-cell>
            <table:table-cell office:value-type="float" office:value="148"/>
            <table:table-cell office:value-type="float" office:value="70"/>
          </table:table-row>
          <table:table-row>
            <table:table-cell office:value-type="string">
              <text:p>149</text:p>
            </table:table-cell>
            <table:table-cell office:value-type="float" office:value="149"/>
            <table:table-cell office:value-type="float" office:value="12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74"/>
          </table:table-row>
          <table:table-row>
            <table:table-cell office:value-type="string">
              <text:p>151</text:p>
            </table:table-cell>
            <table:table-cell office:value-type="float" office:value="151"/>
            <table:table-cell office:value-type="float" office:value="85"/>
          </table:table-row>
          <table:table-row>
            <table:table-cell office:value-type="string">
              <text:p>152</text:p>
            </table:table-cell>
            <table:table-cell office:value-type="float" office:value="152"/>
            <table:table-cell office:value-type="float" office:value="66.3"/>
          </table:table-row>
          <table:table-row>
            <table:table-cell office:value-type="string">
              <text:p>153</text:p>
            </table:table-cell>
            <table:table-cell office:value-type="float" office:value="153"/>
            <table:table-cell office:value-type="float" office:value="60"/>
          </table:table-row>
          <table:table-row>
            <table:table-cell office:value-type="string">
              <text:p>154</text:p>
            </table:table-cell>
            <table:table-cell office:value-type="float" office:value="154"/>
            <table:table-cell office:value-type="float" office:value="70"/>
          </table:table-row>
          <table:table-row>
            <table:table-cell office:value-type="string">
              <text:p>155</text:p>
            </table:table-cell>
            <table:table-cell office:value-type="float" office:value="155"/>
            <table:table-cell office:value-type="float" office:value="85"/>
          </table:table-row>
          <table:table-row>
            <table:table-cell office:value-type="string">
              <text:p>156</text:p>
            </table:table-cell>
            <table:table-cell office:value-type="float" office:value="156"/>
            <table:table-cell office:value-type="float" office:value="80"/>
          </table:table-row>
          <table:table-row>
            <table:table-cell office:value-type="string">
              <text:p>157</text:p>
            </table:table-cell>
            <table:table-cell office:value-type="float" office:value="157"/>
            <table:table-cell office:value-type="float" office:value="80"/>
          </table:table-row>
          <table:table-row>
            <table:table-cell office:value-type="string">
              <text:p>158</text:p>
            </table:table-cell>
            <table:table-cell office:value-type="float" office:value="158"/>
            <table:table-cell office:value-type="float" office:value="80"/>
          </table:table-row>
          <table:table-row>
            <table:table-cell office:value-type="string">
              <text:p>159</text:p>
            </table:table-cell>
            <table:table-cell office:value-type="float" office:value="159"/>
            <table:table-cell office:value-type="float" office:value="35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97"/>
          </table:table-row>
          <table:table-row>
            <table:table-cell office:value-type="string">
              <text:p>161</text:p>
            </table:table-cell>
            <table:table-cell office:value-type="float" office:value="161"/>
            <table:table-cell office:value-type="float" office:value="80"/>
          </table:table-row>
          <table:table-row>
            <table:table-cell office:value-type="string">
              <text:p>162</text:p>
            </table:table-cell>
            <table:table-cell office:value-type="float" office:value="162"/>
            <table:table-cell office:value-type="float" office:value="88"/>
          </table:table-row>
          <table:table-row>
            <table:table-cell office:value-type="string">
              <text:p>163</text:p>
            </table:table-cell>
            <table:table-cell office:value-type="float" office:value="163"/>
            <table:table-cell office:value-type="float" office:value="70"/>
          </table:table-row>
          <table:table-row>
            <table:table-cell office:value-type="string">
              <text:p>164</text:p>
            </table:table-cell>
            <table:table-cell office:value-type="float" office:value="164"/>
            <table:table-cell office:value-type="float" office:value="80"/>
          </table:table-row>
          <table:table-row>
            <table:table-cell office:value-type="string">
              <text:p>165</text:p>
            </table:table-cell>
            <table:table-cell office:value-type="float" office:value="165"/>
            <table:table-cell office:value-type="float" office:value="80"/>
          </table:table-row>
          <table:table-row>
            <table:table-cell office:value-type="string">
              <text:p>166</text:p>
            </table:table-cell>
            <table:table-cell office:value-type="float" office:value="166"/>
            <table:table-cell office:value-type="float" office:value="80"/>
          </table:table-row>
          <table:table-row>
            <table:table-cell office:value-type="string">
              <text:p>167</text:p>
            </table:table-cell>
            <table:table-cell office:value-type="float" office:value="167"/>
            <table:table-cell office:value-type="float" office:value="90"/>
          </table:table-row>
          <table:table-row>
            <table:table-cell office:value-type="string">
              <text:p>168</text:p>
            </table:table-cell>
            <table:table-cell office:value-type="float" office:value="168"/>
            <table:table-cell office:value-type="float" office:value="80"/>
          </table:table-row>
          <table:table-row>
            <table:table-cell office:value-type="string">
              <text:p>169</text:p>
            </table:table-cell>
            <table:table-cell office:value-type="float" office:value="169"/>
            <table:table-cell office:value-type="float" office:value="85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85"/>
          </table:table-row>
          <table:table-row>
            <table:table-cell office:value-type="string">
              <text:p>171</text:p>
            </table:table-cell>
            <table:table-cell office:value-type="float" office:value="171"/>
            <table:table-cell office:value-type="float" office:value="91"/>
          </table:table-row>
          <table:table-row>
            <table:table-cell office:value-type="string">
              <text:p>172</text:p>
            </table:table-cell>
            <table:table-cell office:value-type="float" office:value="172"/>
            <table:table-cell office:value-type="float" office:value="60"/>
          </table:table-row>
          <table:table-row>
            <table:table-cell office:value-type="string">
              <text:p>173</text:p>
            </table:table-cell>
            <table:table-cell office:value-type="float" office:value="173"/>
            <table:table-cell office:value-type="float" office:value="85"/>
          </table:table-row>
          <table:table-row>
            <table:table-cell office:value-type="string">
              <text:p>174</text:p>
            </table:table-cell>
            <table:table-cell office:value-type="float" office:value="174"/>
            <table:table-cell office:value-type="float" office:value="70"/>
          </table:table-row>
          <table:table-row>
            <table:table-cell office:value-type="string">
              <text:p>175</text:p>
            </table:table-cell>
            <table:table-cell office:value-type="float" office:value="175"/>
            <table:table-cell office:value-type="float" office:value="50"/>
          </table:table-row>
          <table:table-row>
            <table:table-cell office:value-type="string">
              <text:p>176</text:p>
            </table:table-cell>
            <table:table-cell office:value-type="float" office:value="176"/>
            <table:table-cell office:value-type="float" office:value="80"/>
          </table:table-row>
          <table:table-row>
            <table:table-cell office:value-type="string">
              <text:p>177</text:p>
            </table:table-cell>
            <table:table-cell office:value-type="float" office:value="177"/>
            <table:table-cell office:value-type="float" office:value="92.8"/>
          </table:table-row>
          <table:table-row>
            <table:table-cell office:value-type="string">
              <text:p>178</text:p>
            </table:table-cell>
            <table:table-cell office:value-type="float" office:value="178"/>
            <table:table-cell office:value-type="float" office:value="60"/>
          </table:table-row>
          <table:table-row>
            <table:table-cell office:value-type="string">
              <text:p>179</text:p>
            </table:table-cell>
            <table:table-cell office:value-type="float" office:value="179"/>
            <table:table-cell office:value-type="float" office:value="80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70"/>
          </table:table-row>
          <table:table-row>
            <table:table-cell office:value-type="string">
              <text:p>181</text:p>
            </table:table-cell>
            <table:table-cell office:value-type="float" office:value="181"/>
            <table:table-cell office:value-type="float" office:value="60"/>
          </table:table-row>
          <table:table-row>
            <table:table-cell office:value-type="string">
              <text:p>182</text:p>
            </table:table-cell>
            <table:table-cell office:value-type="float" office:value="182"/>
            <table:table-cell office:value-type="float" office:value="50"/>
          </table:table-row>
          <table:table-row>
            <table:table-cell office:value-type="string">
              <text:p>183</text:p>
            </table:table-cell>
            <table:table-cell office:value-type="float" office:value="183"/>
            <table:table-cell office:value-type="float" office:value="65"/>
          </table:table-row>
          <table:table-row>
            <table:table-cell office:value-type="string">
              <text:p>184</text:p>
            </table:table-cell>
            <table:table-cell office:value-type="float" office:value="184"/>
            <table:table-cell office:value-type="float" office:value="2"/>
          </table:table-row>
          <table:table-row>
            <table:table-cell office:value-type="string">
              <text:p>185</text:p>
            </table:table-cell>
            <table:table-cell office:value-type="float" office:value="185"/>
            <table:table-cell office:value-type="float" office:value="60"/>
          </table:table-row>
          <table:table-row>
            <table:table-cell office:value-type="string">
              <text:p>186</text:p>
            </table:table-cell>
            <table:table-cell office:value-type="float" office:value="186"/>
            <table:table-cell office:value-type="float" office:value="30"/>
          </table:table-row>
          <table:table-row>
            <table:table-cell office:value-type="string">
              <text:p>187</text:p>
            </table:table-cell>
            <table:table-cell office:value-type="float" office:value="187"/>
            <table:table-cell office:value-type="float" office:value="50"/>
          </table:table-row>
          <table:table-row>
            <table:table-cell office:value-type="string">
              <text:p>188</text:p>
            </table:table-cell>
            <table:table-cell office:value-type="float" office:value="188"/>
            <table:table-cell office:value-type="float" office:value="67"/>
          </table:table-row>
          <table:table-row>
            <table:table-cell office:value-type="string">
              <text:p>189</text:p>
            </table:table-cell>
            <table:table-cell office:value-type="float" office:value="189"/>
            <table:table-cell office:value-type="float" office:value="60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70"/>
          </table:table-row>
          <table:table-row>
            <table:table-cell office:value-type="string">
              <text:p>191</text:p>
            </table:table-cell>
            <table:table-cell office:value-type="float" office:value="191"/>
            <table:table-cell office:value-type="float" office:value="65"/>
          </table:table-row>
          <table:table-row>
            <table:table-cell office:value-type="string">
              <text:p>192</text:p>
            </table:table-cell>
            <table:table-cell office:value-type="float" office:value="192"/>
            <table:table-cell office:value-type="float" office:value="89"/>
          </table:table-row>
          <table:table-row>
            <table:table-cell office:value-type="string">
              <text:p>193</text:p>
            </table:table-cell>
            <table:table-cell office:value-type="float" office:value="193"/>
            <table:table-cell office:value-type="float" office:value="65"/>
          </table:table-row>
          <table:table-row>
            <table:table-cell office:value-type="string">
              <text:p>194</text:p>
            </table:table-cell>
            <table:table-cell office:value-type="float" office:value="194"/>
            <table:table-cell office:value-type="float" office:value="60"/>
          </table:table-row>
          <table:table-row>
            <table:table-cell office:value-type="string">
              <text:p>195</text:p>
            </table:table-cell>
            <table:table-cell office:value-type="float" office:value="195"/>
            <table:table-cell office:value-type="float" office:value="60"/>
          </table:table-row>
          <table:table-row>
            <table:table-cell office:value-type="string">
              <text:p>196</text:p>
            </table:table-cell>
            <table:table-cell office:value-type="float" office:value="196"/>
            <table:table-cell office:value-type="float" office:value="50"/>
          </table:table-row>
          <table:table-row>
            <table:table-cell office:value-type="string">
              <text:p>197</text:p>
            </table:table-cell>
            <table:table-cell office:value-type="float" office:value="197"/>
            <table:table-cell office:value-type="float" office:value="50"/>
          </table:table-row>
          <table:table-row>
            <table:table-cell office:value-type="string">
              <text:p>198</text:p>
            </table:table-cell>
            <table:table-cell office:value-type="float" office:value="198"/>
            <table:table-cell office:value-type="float" office:value="86"/>
          </table:table-row>
          <table:table-row>
            <table:table-cell office:value-type="string">
              <text:p>199</text:p>
            </table:table-cell>
            <table:table-cell office:value-type="float" office:value="199"/>
            <table:table-cell office:value-type="float" office:value="60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55"/>
          </table:table-row>
          <table:table-row>
            <table:table-cell office:value-type="string">
              <text:p>201</text:p>
            </table:table-cell>
            <table:table-cell office:value-type="float" office:value="201"/>
            <table:table-cell office:value-type="float" office:value="50"/>
          </table:table-row>
          <table:table-row>
            <table:table-cell office:value-type="string">
              <text:p>202</text:p>
            </table:table-cell>
            <table:table-cell office:value-type="float" office:value="202"/>
            <table:table-cell office:value-type="float" office:value="70"/>
          </table:table-row>
          <table:table-row>
            <table:table-cell office:value-type="string">
              <text:p>203</text:p>
            </table:table-cell>
            <table:table-cell office:value-type="float" office:value="203"/>
            <table:table-cell office:value-type="float" office:value="80"/>
          </table:table-row>
          <table:table-row>
            <table:table-cell office:value-type="string">
              <text:p>204</text:p>
            </table:table-cell>
            <table:table-cell office:value-type="float" office:value="204"/>
            <table:table-cell office:value-type="float" office:value="70"/>
          </table:table-row>
          <table:table-row>
            <table:table-cell office:value-type="string">
              <text:p>205</text:p>
            </table:table-cell>
            <table:table-cell office:value-type="float" office:value="205"/>
            <table:table-cell office:value-type="float" office:value="60"/>
          </table:table-row>
          <table:table-row>
            <table:table-cell office:value-type="string">
              <text:p>206</text:p>
            </table:table-cell>
            <table:table-cell office:value-type="float" office:value="206"/>
            <table:table-cell office:value-type="float" office:value="70"/>
          </table:table-row>
          <table:table-row>
            <table:table-cell office:value-type="string">
              <text:p>207</text:p>
            </table:table-cell>
            <table:table-cell office:value-type="float" office:value="207"/>
            <table:table-cell office:value-type="float" office:value="85"/>
          </table:table-row>
          <table:table-row>
            <table:table-cell office:value-type="string">
              <text:p>208</text:p>
            </table:table-cell>
            <table:table-cell office:value-type="float" office:value="208"/>
            <table:table-cell office:value-type="float" office:value="60"/>
          </table:table-row>
          <table:table-row>
            <table:table-cell office:value-type="string">
              <text:p>209</text:p>
            </table:table-cell>
            <table:table-cell office:value-type="float" office:value="209"/>
            <table:table-cell office:value-type="float" office:value="70"/>
          </table:table-row>
          <table:table-row>
            <table:table-cell office:value-type="string">
              <text:p>210</text:p>
            </table:table-cell>
            <table:table-cell office:value-type="float" office:value="210"/>
            <table:table-cell office:value-type="float" office:value="70"/>
          </table:table-row>
          <table:table-row>
            <table:table-cell office:value-type="string">
              <text:p>211</text:p>
            </table:table-cell>
            <table:table-cell office:value-type="float" office:value="211"/>
            <table:table-cell office:value-type="float" office:value="70"/>
          </table:table-row>
          <table:table-row>
            <table:table-cell office:value-type="string">
              <text:p>212</text:p>
            </table:table-cell>
            <table:table-cell office:value-type="float" office:value="212"/>
            <table:table-cell office:value-type="float" office:value="75"/>
          </table:table-row>
          <table:table-row>
            <table:table-cell office:value-type="string">
              <text:p>213</text:p>
            </table:table-cell>
            <table:table-cell office:value-type="float" office:value="213"/>
            <table:table-cell office:value-type="float" office:value="80"/>
          </table:table-row>
          <table:table-row>
            <table:table-cell office:value-type="string">
              <text:p>214</text:p>
            </table:table-cell>
            <table:table-cell office:value-type="float" office:value="214"/>
            <table:table-cell office:value-type="float" office:value="70"/>
          </table:table-row>
          <table:table-row>
            <table:table-cell office:value-type="string">
              <text:p>215</text:p>
            </table:table-cell>
            <table:table-cell office:value-type="float" office:value="215"/>
            <table:table-cell office:value-type="float" office:value="100"/>
          </table:table-row>
          <table:table-row>
            <table:table-cell office:value-type="string">
              <text:p>216</text:p>
            </table:table-cell>
            <table:table-cell office:value-type="float" office:value="216"/>
            <table:table-cell office:value-type="float" office:value="90"/>
          </table:table-row>
          <table:table-row>
            <table:table-cell office:value-type="string">
              <text:p>217</text:p>
            </table:table-cell>
            <table:table-cell office:value-type="float" office:value="217"/>
            <table:table-cell office:value-type="float" office:value="90"/>
          </table:table-row>
          <table:table-row>
            <table:table-cell office:value-type="string">
              <text:p>218</text:p>
            </table:table-cell>
            <table:table-cell office:value-type="float" office:value="218"/>
            <table:table-cell office:value-type="float" office:value="75"/>
          </table:table-row>
          <table:table-row>
            <table:table-cell office:value-type="string">
              <text:p>219</text:p>
            </table:table-cell>
            <table:table-cell office:value-type="float" office:value="219"/>
            <table:table-cell office:value-type="float" office:value="90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80"/>
          </table:table-row>
          <table:table-row>
            <table:table-cell office:value-type="string">
              <text:p>221</text:p>
            </table:table-cell>
            <table:table-cell office:value-type="float" office:value="221"/>
            <table:table-cell office:value-type="float" office:value="80"/>
          </table:table-row>
          <table:table-row>
            <table:table-cell office:value-type="string">
              <text:p>222</text:p>
            </table:table-cell>
            <table:table-cell office:value-type="float" office:value="222"/>
            <table:table-cell office:value-type="float" office:value="75"/>
          </table:table-row>
          <table:table-row>
            <table:table-cell office:value-type="string">
              <text:p>223</text:p>
            </table:table-cell>
            <table:table-cell office:value-type="float" office:value="223"/>
            <table:table-cell office:value-type="float" office:value="60"/>
          </table:table-row>
          <table:table-row>
            <table:table-cell office:value-type="string">
              <text:p>224</text:p>
            </table:table-cell>
            <table:table-cell office:value-type="float" office:value="224"/>
            <table:table-cell office:value-type="float" office:value="80"/>
          </table:table-row>
          <table:table-row>
            <table:table-cell office:value-type="string">
              <text:p>225</text:p>
            </table:table-cell>
            <table:table-cell office:value-type="float" office:value="225"/>
            <table:table-cell office:value-type="float" office:value="100"/>
          </table:table-row>
          <table:table-row>
            <table:table-cell office:value-type="string">
              <text:p>226</text:p>
            </table:table-cell>
            <table:table-cell office:value-type="float" office:value="226"/>
            <table:table-cell office:value-type="float" office:value="95"/>
          </table:table-row>
          <table:table-row>
            <table:table-cell office:value-type="string">
              <text:p>227</text:p>
            </table:table-cell>
            <table:table-cell office:value-type="float" office:value="227"/>
            <table:table-cell office:value-type="float" office:value="90"/>
          </table:table-row>
          <table:table-row>
            <table:table-cell office:value-type="string">
              <text:p>228</text:p>
            </table:table-cell>
            <table:table-cell office:value-type="float" office:value="228"/>
            <table:table-cell office:value-type="float" office:value="60"/>
          </table:table-row>
          <table:table-row>
            <table:table-cell office:value-type="string">
              <text:p>229</text:p>
            </table:table-cell>
            <table:table-cell office:value-type="float" office:value="229"/>
            <table:table-cell office:value-type="float" office:value="65"/>
          </table:table-row>
          <table:table-row>
            <table:table-cell office:value-type="string">
              <text:p>230</text:p>
            </table:table-cell>
            <table:table-cell office:value-type="float" office:value="230"/>
            <table:table-cell office:value-type="float" office:value="70"/>
          </table:table-row>
          <table:table-row>
            <table:table-cell office:value-type="string">
              <text:p>231</text:p>
            </table:table-cell>
            <table:table-cell office:value-type="float" office:value="231"/>
            <table:table-cell office:value-type="float" office:value="65"/>
          </table:table-row>
          <table:table-row>
            <table:table-cell office:value-type="string">
              <text:p>232</text:p>
            </table:table-cell>
            <table:table-cell office:value-type="float" office:value="232"/>
            <table:table-cell office:value-type="float" office:value="76"/>
          </table:table-row>
          <table:table-row>
            <table:table-cell office:value-type="string">
              <text:p>233</text:p>
            </table:table-cell>
            <table:table-cell office:value-type="float" office:value="233"/>
            <table:table-cell office:value-type="float" office:value="70"/>
          </table:table-row>
          <table:table-row>
            <table:table-cell office:value-type="string">
              <text:p>234</text:p>
            </table:table-cell>
            <table:table-cell office:value-type="float" office:value="234"/>
            <table:table-cell office:value-type="float" office:value="75"/>
          </table:table-row>
          <table:table-row>
            <table:table-cell office:value-type="string">
              <text:p>235</text:p>
            </table:table-cell>
            <table:table-cell office:value-type="float" office:value="235"/>
            <table:table-cell office:value-type="float" office:value="5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66.6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Average Exam Score- Extracurricular Activitie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erage Eman 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xtracurricular Activities</text:p>
            </chart:title>
            <chart:categories table:cell-range-address="Sheet2.$B$3:.$B$4"/>
          </chart:axis>
          <chart:series chart:label-cell-address="Sheet2.$C$2" chart:values-cell-range-address="Sheet2.$C$3:.$C$4" chart:class="chart:bar" chart:attached-axis="primary-y" chart:style-name="G0S0"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65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bar" svg:height="224.25pt" svg:width="378.0pt" chart:style-name="Crt0">
        <chart:title svg:x="53.06496062992126pt" svg:y="30.0pt" chart:style-name="CT00">
          <text:p text:style-name="a0" text:class-names="" text:cond-style-name="">Impact of Social Media &amp; Video on Average College Mark<text:line-break/><text:s text:c="1"/></text:p>
        </chart:title>
        <chart:legend chart:legend-position="end" chart:legend-align="center" chart:style-name="Lgnd"/>
        <chart:plot-area svg:x="26.20503937007874pt" svg:y="71.02700787401575pt" svg:width="305.4005511811023pt" svg:height="112.2384251968504pt"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Social Media &amp; Video</text:p>
            </chart:title>
            <chart:categories table:cell-range-address="local-table.$A$2:.$A$7"/>
          </chart:axis>
          <chart:axis chart:dimension="y" chart:name="primary-y" chart:style-name="Axs1">
            <chart:title chart:style-name="AT01">
              <text:p text:style-name="a2" text:class-names="" text:cond-style-name="">Average College Mark</text:p>
            </chart:title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0 Minute</text:p>
            </table:table-cell>
            <table:table-cell office:value-type="float" office:value="72.400000000000006"/>
          </table:table-row>
          <table:table-row>
            <table:table-cell office:value-type="string">
              <text:p>1.30 - 2 hour</text:p>
            </table:table-cell>
            <table:table-cell office:value-type="float" office:value="72.328518518518521"/>
          </table:table-row>
          <table:table-row>
            <table:table-cell office:value-type="string">
              <text:p>30 - 60 Minute</text:p>
            </table:table-cell>
            <table:table-cell office:value-type="float" office:value="71.936231884057975"/>
          </table:table-row>
          <table:table-row>
            <table:table-cell office:value-type="string">
              <text:p>1 - 1.30 hour</text:p>
            </table:table-cell>
            <table:table-cell office:value-type="float" office:value="71.13272727272728"/>
          </table:table-row>
          <table:table-row>
            <table:table-cell office:value-type="string">
              <text:p>More than 2 hour</text:p>
            </table:table-cell>
            <table:table-cell office:value-type="float" office:value="69.420625000000001"/>
          </table:table-row>
          <table:table-row>
            <table:table-cell office:value-type="string">
              <text:p>1 - 30 Minute</text:p>
            </table:table-cell>
            <table:table-cell office:value-type="float" office:value="67.93617021276595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